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625cm"/>
    </style:style>
    <style:style style:name="pr5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¿Qué se pretende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enStack + Directorio Activ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ceptos ¿Qué es OpenStack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be privada, hibrida, publ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Historia OS:</text:p>
              <text:p><text:s text:c="2"/>Creado en 2010 de la mano de RackSpace &amp; NASA</text:p>
              <text:p><text:s text:c="2"/>Respuesta OpenSource a AWS</text:p>
              <text:p><text:s text:c="2"/>Otras Opciones en el marcado que por diversas razones no terminaban de cuajar</text:p>
              <text:p><text:s text:c="2"/>Gran apoyo de la industria</text:p>
              <text:p><text:s text:c="2"/>Gran acogida por parte de las compañías y organizaciones</text:p>
              <text:p><text:s/>Proyecto en gran expansión</text:p>
            </draw:text-box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ceptos Componentes 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ño modular</text:p>
              </text:list-item>
              <text:list-item>
                <text:p>Cada uno de los proyectos una función concreta</text:p>
              </text:list-item>
              <text:list-item>
                <text:p>Con cada lanzamineto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4" draw:layer="layout" svg:width="25.199cm" svg:height="3.625cm" svg:x="1.4cm" svg:y="0.778cm" presentation:class="title" presentation:user-transformed="true">
          <draw:text-box>
            <text:p>Conceptos Directorio Activo Window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lementación LDAP</text:p>
              </text:list-item>
              <text:list-item>
                <text:p>Usuarios</text:p>
              </text:list-item>
              <text:list-item>
                <text:p>Grupos...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irtualizació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¿Qué es? Como funciona?</text:p>
              </text:list-item>
              <text:list-item>
                <text:p>Hist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4" draw:layer="layout" svg:width="25.199cm" svg:height="3.625cm" svg:x="1.4cm" svg:y="0.778cm" presentation:class="title" presentation:user-transformed="true">
          <draw:text-box>
            <text:p>Conceptos Autenticación en OpenSta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stone: Módulo de identidad de OS</text:p>
              </text:list-item>
              <text:list-item>
                <text:p>Terna de valore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2 escenari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enario 1</text:p>
              </text:list-item>
              <text:list-item>
                <text:p>Escenario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rquitectura del proyecto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Fot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reacion de usuarios</text:p>
              </text:list-item>
              <text:list-item>
                <text:p>Distintos privilegio por usuario</text:p>
                <text:list>
                  <text:list-item>
                    <text:p>Admin → Pe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6-11T21:34:48.820097782</dc:date>
    <dc:creator>Daniel Fernandez Rodriguez</dc:creator>
    <meta:editing-duration>PT12M11S</meta:editing-duration>
    <meta:editing-cycles>6</meta:editing-cycles>
    <meta:generator>LibreOffice/4.3.7.2$Linux_X86_64 LibreOffice_project/430m0$Build-2</meta:generator>
    <meta:document-statistic meta:object-count="57"/>
  </office:meta>
</office:document-meta>
</file>